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TableColumn1" style:family="table-column">
      <style:table-column-properties style:column-width="3.4625in" style:rel-column-width="32767*"/>
    </style:style>
  </office:automatic-styles>
  <office:body>
    <office:text>
      <text:p text:style-name="P1">At crewfireworks.com we do our absolute best to guarantee you the best shipping prices available. As soon as you put your order in we go to work to get the best prices available across multiple carriers. When you checkout you’ll be charged a flat shipping rate by us. If your purchase requires additional charges based on weight and distance we reserve the right to charge the card any additional fees from the shipping carriers with your permission before we send out your product. This is also why we need your correct email and phone number on file with us to contact you when it’s necessary and you can opt out of marketing at your convenience. See our {privacy policy}. Feel free to ask us if your shipping location or your show’s budget qualifies you as eligible for free shipping even if our site’s algorithms says you may not be yet. This is our best effort to give everyone the best Fourth of July by providing every customer the most product for the cheapest price we can offer. Thanks again and a special thanks to everyone who’s bought fireworks from us in the past and helped us get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575.4</meta:generator>
  </office:meta>
</office:document-meta>
</file>